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F000002154E251F62F85E19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2cm" svg:stroke-color="#000000" draw:marker-start="Dimension_20_Line_20_Arrow" draw:marker-start-width="0.5cm" draw:marker-start-center="true" draw:marker-end="Dimension_20_Line_20_Arrow" draw:marker-end-width="0.5cm" draw:marker-end-center="true" draw:fill="none" draw:textarea-vertical-align="middle" fo:padding-top="0.184cm" fo:padding-bottom="0.184cm" fo:padding-left="0.309cm" fo:padding-right="0.309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39cm"/>
      <style:paragraph-properties style:writing-mode="lr-tb"/>
    </style:style>
    <style:style style:name="gr6" style:family="graphic" style:parent-style-name="objectwithoutfill">
      <style:graphic-properties draw:stroke="dash" draw:stroke-dash="Double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22cm" svg:height="22.84cm" svg:x="0.417cm" svg:y="0.54cm">
          <draw:image xlink:href="Pictures/100000010000021F000002154E251F62F85E1918.png" xlink:type="simple" xlink:show="embed" xlink:actuate="onLoad" draw:mime-type="image/png">
            <text:p/>
          </draw:image>
        </draw:frame>
        <draw:line draw:style-name="gr2" draw:text-style-name="P2" draw:layer="layout" svg:x1="15.75cm" svg:y1="5.6cm" svg:x2="10.85cm" svg:y2="5.6cm">
          <text:p/>
        </draw:line>
        <draw:line draw:style-name="gr2" draw:text-style-name="P2" draw:layer="layout" svg:x1="21.25cm" svg:y1="2.8cm" svg:x2="16.35cm" svg:y2="2.8cm">
          <text:p/>
        </draw:line>
        <draw:g>
          <svg:title>TexMaths</svg:title>
          <svg:desc>20§latex§$\Delta U_{B}$§svg§600§TRUE§</svg:desc>
          <draw:g>
            <draw:path draw:style-name="gr3" draw:text-style-name="P3" draw:layer="layout" svg:width="0.516cm" svg:height="0.499cm" svg:x="12.782cm" svg:y="4.673cm" svg:viewBox="0 0 517 500" svg:d="M276 14c-4-10-6-14-18-14s-12 4-18 14c-80 157-159 315-238 473-2 6-1 5-2 8 0 5 4 5 14 5 162 0 325 0 487 0 12 0 16 0 16-5-1-3 0-2-4-8-79-158-158-316-237-473zM236 70c62 126 125 252 187 379-125 0-251 0-377 0 63-127 126-253 190-379z">
              <text:p/>
            </draw:path>
            <draw:path draw:style-name="gr3" draw:text-style-name="P3" draw:layer="layout" svg:width="0.484cm" svg:height="0.492cm" svg:x="13.379cm" svg:y="4.697cm" svg:viewBox="0 0 485 493" svg:d="M397 74c8-30 20-50 76-52 4 0 12-2 12-14 0-2 0-8-8-8-24 0-48 2-72 2-23 0-49-2-73-2-4 0-12 0-12 14 0 8 8 8 12 8 40 0 48 14 48 30 0 2 0 12-2 14-21 84-42 167-62 251-24 94-106 154-176 154-48 0-84-30-84-92 2-18 0-22 6-54 23-90 45-181 68-271 8-26 8-32 60-32 18 0 24 0 24-14 0-8-8-8-10-8-20 0-70 2-90 2s-70-2-90-2c-6 0-14 0-14 14 0 8 6 8 20 8 2 0 14 0 26 0 14 2 20 2 20 12 0 4-8 34-12 50-5 20-11 41-16 62-6 25-40 159-42 171-6 20-6 30-6 42 0 84 64 134 138 134 88 0 176-80 198-172 20-82 41-165 61-247z">
              <text:p/>
            </draw:path>
            <draw:path draw:style-name="gr3" draw:text-style-name="P3" draw:layer="layout" svg:width="0.375cm" svg:height="0.334cm" svg:x="13.847cm" svg:y="4.944cm" svg:viewBox="0 0 376 335" svg:d="M58 297c-4 16-6 20-44 20-8 0-14 0-14 10 0 8 6 8 14 8 63 0 126 0 190 0 84 0 146-56 146-106 0-34-32-64-84-69 60-10 110-48 110-90 0-38-38-70-102-70-60 0-119 0-178 0-10 0-16 0-16 12 0 6 6 6 16 6 6 1 8 0 18 2 10 0 12 0 12 6-1 3 0 4-2 10-22 87-44 174-66 261zM136 154c10-40 20-80 30-120 4-14 4-16 26-16 24 0 49 0 74 0 50 0 62 32 62 52 0 40-46 84-112 84-27 0-54 0-80 0zM112 317c-14 0-14 0-14-4 0-2 0-4 2-12 11-44 21-89 32-134 35 0 70 0 106 0 46 0 62 30 62 60 0 48-48 90-108 90-27 0-54 0-80 0z">
              <text:p/>
            </draw:path>
          </draw:g>
        </draw:g>
        <draw:g>
          <svg:title>TexMaths</svg:title>
          <svg:desc>20§latex§$\Delta U_{B}$§svg§600§TRUE§</svg:desc>
          <draw:g>
            <draw:path draw:style-name="gr3" draw:text-style-name="P3" draw:layer="layout" svg:width="0.516cm" svg:height="0.499cm" svg:x="18.182cm" svg:y="1.873cm" svg:viewBox="0 0 517 500" svg:d="M276 14c-4-10-6-14-18-14s-12 4-18 14c-80 157-159 315-238 473-2 6-1 5-2 8 0 5 4 5 14 5 162 0 325 0 487 0 12 0 16 0 16-5-1-3 0-2-4-8-79-158-158-316-237-473zM236 70c62 126 125 252 187 379-125 0-251 0-377 0 63-127 126-253 190-379z">
              <text:p/>
            </draw:path>
            <draw:path draw:style-name="gr3" draw:text-style-name="P3" draw:layer="layout" svg:width="0.484cm" svg:height="0.492cm" svg:x="18.779cm" svg:y="1.897cm" svg:viewBox="0 0 485 493" svg:d="M397 74c8-30 20-50 76-52 4 0 12-2 12-14 0-2 0-8-8-8-24 0-48 2-72 2-23 0-49-2-73-2-4 0-12 0-12 14 0 8 8 8 12 8 40 0 48 14 48 30 0 2 0 12-2 14-21 84-42 167-62 251-24 94-106 154-176 154-48 0-84-30-84-92 2-18 0-22 6-54 23-90 45-181 68-271 8-26 8-32 60-32 18 0 24 0 24-14 0-8-8-8-10-8-20 0-70 2-90 2s-70-2-90-2c-6 0-14 0-14 14 0 8 6 8 20 8 2 0 14 0 26 0 14 2 20 2 20 12 0 4-8 34-12 50-5 20-11 41-16 62-6 25-40 159-42 171-6 20-6 30-6 42 0 84 64 134 138 134 88 0 176-80 198-172 20-82 41-165 61-247z">
              <text:p/>
            </draw:path>
            <draw:path draw:style-name="gr3" draw:text-style-name="P3" draw:layer="layout" svg:width="0.375cm" svg:height="0.334cm" svg:x="19.247cm" svg:y="2.144cm" svg:viewBox="0 0 376 335" svg:d="M58 297c-4 16-6 20-44 20-8 0-14 0-14 10 0 8 6 8 14 8 63 0 126 0 190 0 84 0 146-56 146-106 0-34-32-64-84-69 60-10 110-48 110-90 0-38-38-70-102-70-60 0-119 0-178 0-10 0-16 0-16 12 0 6 6 6 16 6 6 1 8 0 18 2 10 0 12 0 12 6-1 3 0 4-2 10-22 87-44 174-66 261zM136 154c10-40 20-80 30-120 4-14 4-16 26-16 24 0 49 0 74 0 50 0 62 32 62 52 0 40-46 84-112 84-27 0-54 0-80 0zM112 317c-14 0-14 0-14-4 0-2 0-4 2-12 11-44 21-89 32-134 35 0 70 0 106 0 46 0 62 30 62 60 0 48-48 90-108 90-27 0-54 0-80 0z">
              <text:p/>
            </draw:path>
          </draw:g>
        </draw:g>
        <draw:frame draw:style-name="gr4" draw:text-style-name="P4" draw:layer="layout" svg:width="5.75cm" svg:height="1.673cm" svg:x="10.451cm" svg:y="19.25cm">
          <draw:text-box>
            <text:p>Erster unelastischer Stoß</text:p>
          </draw:text-box>
        </draw:frame>
        <draw:frame draw:style-name="gr5" draw:text-style-name="P4" draw:layer="layout" svg:width="6.132cm" svg:height="1.689cm" svg:x="16.168cm" svg:y="17.311cm">
          <draw:text-box>
            <text:p>Zweiter unelastischer Stoß</text:p>
          </draw:text-box>
        </draw:frame>
        <draw:line draw:style-name="gr6" draw:text-style-name="P2" draw:layer="layout" svg:x1="10.5cm" svg:y1="13.15cm" svg:x2="10.5cm" svg:y2="20.7cm">
          <text:p/>
        </draw:line>
        <draw:line draw:style-name="gr6" draw:text-style-name="P2" draw:layer="layout" svg:x1="16.1cm" svg:y1="6.75cm" svg:x2="16.1cm" svg:y2="18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3-27T22:57:35.715713436</dc:date>
    <meta:editing-duration>PT4H35M32S</meta:editing-duration>
    <meta:editing-cycles>36</meta:editing-cycles>
    <meta:generator>LibreOffice/7.3.7.2$Linux_X86_64 LibreOffice_project/30$Build-2</meta:generator>
    <meta:document-statistic meta:object-count="17"/>
  </office:meta>
</office:document-meta>
</file>